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422A4443B1817789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375in" fo:margin-left="0.006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7181in"/>
    </style:style>
    <style:style style:name="Table1.B" style:family="table-column">
      <style:table-column-properties style:column-width="5.6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normal" style:master-page-name="Standard">
      <style:paragraph-properties style:page-number="1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Roboto" style:font-name-asian="Roboto1" style:font-name-complex="Roboto1"/>
    </style:style>
    <style:style style:name="P8" style:family="paragraph" style:parent-style-name="normal">
      <style:paragraph-properties fo:text-align="start" style:justify-single-word="false" fo:orphans="0" fo:widows="0"/>
      <style:text-properties style:font-name="Roboto" style:font-name-asian="Roboto1" style:font-name-complex="Roboto1"/>
    </style:style>
    <style:style style:name="P9" style:family="paragraph" style:parent-style-name="normal">
      <style:paragraph-properties fo:text-align="center" style:justify-single-word="false"/>
    </style:style>
    <style:style style:name="T1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3" style:family="text">
      <style:text-properties style:font-name="Roboto" fo:font-size="12pt" style:font-name-asian="Roboto1" style:font-size-asian="12pt" style:font-name-complex="Roboto1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d48f4" style:font-weight-asian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<text:span text:style-name="T1">RHCSA+CLA Module 1 Gradable Task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r. No.</text:p>
          </table:table-cell>
          <table:table-cell table:style-name="Table1.A1" office:value-type="string">
            <text:p text:style-name="P6">Tasks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3">Create a file named "/root/myfile.doc" and store the location of the "/root" directory within it.</text:p>
          </table:table-cell>
        </table:table-row>
        <table:table-row table:style-name="Table1.1"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8">Generate three files, "file1", "file2", and "file3", simultaneously in the "/root" directory.</text:p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8">Store the current date in a file named "/date.txt".</text:p>
          </table:table-cell>
        </table:table-row>
        <table:table-row table:style-name="Table1.1">
          <table:table-cell table:style-name="Table1.A1" office:value-type="string">
            <text:p text:style-name="P2">4.</text:p>
          </table:table-cell>
          <table:table-cell table:style-name="Table1.A1" office:value-type="string">
            <text:p text:style-name="P7">Retrieve a list of files and directories from the "/bin" folder and save it in the "/list.txt" file.</text:p>
          </table:table-cell>
        </table:table-row>
        <table:table-row table:style-name="Table1.1">
          <table:table-cell table:style-name="Table1.A1" office:value-type="string">
            <text:p text:style-name="P2">5.</text:p>
          </table:table-cell>
          <table:table-cell table:style-name="Table1.A1" office:value-type="string">
            <text:p text:style-name="P3">Record the username and the current working directory in the "/root/mydata/userfile.txt" file.</text:p>
          </table:table-cell>
        </table:table-row>
        <table:table-row table:style-name="Table1.1">
          <table:table-cell table:style-name="Table1.A1" office:value-type="string">
            <text:p text:style-name="P2">6.</text:p>
          </table:table-cell>
          <table:table-cell table:style-name="Table1.A1" office:value-type="string">
            <text:p text:style-name="P3">Establish a collaborative directory at "/root/unnati/cidco/aurangabad".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3">Generate ten folders named "linuxdata1" to "linuxdata10" within the "/root" directory.</text:p>
          </table:table-cell>
        </table:table-row>
        <table:table-row table:style-name="Table1.1">
          <table:table-cell table:style-name="Table1.A1" office:value-type="string">
            <text:p text:style-name="P2">8.</text:p>
          </table:table-cell>
          <table:table-cell table:style-name="Table1.A1" office:value-type="string">
            <text:p text:style-name="P3">Create a directory path "/root/data/gdata/reddata" and generate ten files with the ".php" extension, named "unnati1.php" through "unnati10.php".</text:p>
          </table:table-cell>
        </table:table-row>
        <table:table-row table:style-name="Table1.1">
          <table:table-cell table:style-name="Table1.A1" office:value-type="string">
            <text:p text:style-name="P2">9.</text:p>
          </table:table-cell>
          <table:table-cell table:style-name="Table1.A1" office:value-type="string">
            <text:p text:style-name="P3">Duplicate the file "/etc/fstab" and store the duplicate as "/root/mdata/fstab.backup".</text:p>
          </table:table-cell>
        </table:table-row>
        <table:table-row table:style-name="Table1.1">
          <table:table-cell table:style-name="Table1.A1" office:value-type="string">
            <text:p text:style-name="P2">10.</text:p>
          </table:table-cell>
          <table:table-cell table:style-name="Table1.A1" office:value-type="string">
            <text:p text:style-name="P3">Perform the following tasks:</text:p>
            <text:list xml:id="list2102512997" text:style-name="WWNum1">
              <text:list-item>
                <text:p text:style-name="P4">Create five files named "appfile1.xml" through "appfile5.xml" in the directory "/mnt/appdata/".</text:p>
              </text:list-item>
              <text:list-item>
                <text:p text:style-name="P4">Generate five files named "appfile1.html" through "appfile5.html" in the "/tmp" directory.</text:p>
              </text:list-item>
              <text:list-item>
                <text:p text:style-name="P4">Move all files with the ".xml" extension from "/mnt/appdata/" to "/tmp".</text:p>
              </text:list-item>
              <text:list-item>
                <text:p text:style-name="P4">Transfer files named "appfile1.html" through "appfile5.html" from "/tmp" to "/tmp/kdata"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11.</text:p>
          </table:table-cell>
          <table:table-cell table:style-name="Table1.A1" office:value-type="string">
            <text:p text:style-name="P3">Relocate the file "/root/mdata/fstab.backup" to "/tmp".</text:p>
          </table:table-cell>
        </table:table-row>
        <table:table-row table:style-name="Table1.1">
          <table:table-cell table:style-name="Table1.A1" office:value-type="string">
            <text:p text:style-name="P2">12.</text:p>
          </table:table-cell>
          <table:table-cell table:style-name="Table1.A1" office:value-type="string">
            <text:p text:style-name="P3">Create hidden files named "unnati1.xls" through "unnati10.xls" within the "/root" directory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d48f4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pan text:style-name="MT1">Unnati Development and Training Center</text:span><draw:frame draw:style-name="Mfr1" draw:name="image1.png" text:anchor-type="char" svg:x="5.6354in" svg:y="-0.1665in" svg:width="1.2402in" svg:height="0.4134in" draw:z-index="0"><draw:image xlink:href="Pictures/10000001000000C6000000422A4443B181778901.png" xlink:type="simple" xlink:show="embed" xlink:actuate="onLoad" draw:mime-type="image/png"/></draw:frame><text:span text:style-name="MT1"> </text:span><text:span text:style-name="MT2">Pvt Ltd</text:span></text:p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1T12:05:55.642000000</dc:date>
    <meta:editing-duration>PT1M15S</meta:editing-duration>
    <meta:editing-cycles>1</meta:editing-cycles>
    <meta:document-statistic meta:table-count="1" meta:image-count="1" meta:object-count="0" meta:page-count="1" meta:paragraph-count="32" meta:word-count="205" meta:character-count="1468" meta:non-whitespace-character-count="1299"/>
    <meta:generator>LibreOffice/7.2.0.4$Windows_X86_64 LibreOffice_project/9a9c6381e3f7a62afc1329bd359cc48accb6435b</meta:generator>
  </office:meta>
</office:document-meta>
</file>